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tab/><text:tab/><text:span text:style-name="T2"><text:tab/><text:tab/>food.cpp</text:span></text:p>
      <text:p text:style-name="Preformatted_20_Text"/>
      <text:p text:style-name="Preformatted_20_Text"><text:span text:style-name="T1">1. </text:span>The structure food consists of array of 100 food</text:p>
      <text:p text:style-name="Preformatted_20_Text">particles (circles), 100X2 integer array fposition (to store the positions of</text:p>
      <text:p text:style-name="Preformatted_20_Text">each food particle), an integer f and a boolean variable setfood.</text:p>
      <text:p text:style-name="Preformatted_20_Text"/>
      <text:p text:style-name="Preformatted_20_Text"><text:span text:style-name="T1">2</text:span>. The member functions are<text:span text:style-name="T1"> foodreset() </text:span>and <text:span text:style-name="T1">foodmove().</text:span></text:p>
      <text:p text:style-name="Preformatted_20_Text"/>
      <text:p text:style-name="Preformatted_20_Text"><text:span text:style-name="T1">3. </text:span>The constructor sets the food particles with random color at random</text:p>
      <text:p text:style-name="Preformatted_20_Text">positions in the aquarium (initially hidden). Stores their positions in the array</text:p>
      <text:p text:style-name="Preformatted_20_Text">fposition. sets f= 400 and setFood to false.</text:p>
      <text:p text:style-name="Preformatted_20_Text"/>
      <text:p text:style-name="Preformatted_20_Text"><text:span text:style-name="T1">4. foodreset() : </text:span>This is the function which is called in the main</text:p>
      <text:p text:style-name="Preformatted_20_Text">program when food is needed. some random coordinates are stored in the</text:p>
      <text:p text:style-name="Preformatted_20_Text">fposition array.Sets f=0. It makes the food particles visible.(It</text:p>
      <text:p text:style-name="Preformatted_20_Text">doesnot set the actual positions of the particles as per fposition).</text:p>
      <text:p text:style-name="Preformatted_20_Text"/>
      <text:p text:style-name="Preformatted_20_Text"><text:span text:style-name="T1">5. foodmove() : </text:span>with the infinite loop in the main program</text:p>
      <text:p text:style-name="Preformatted_20_Text">till f bacomes 400. It increaments y coordinates of the particles by 1</text:p>
      <text:p text:style-name="Preformatted_20_Text">everytime. Some particle get hid in each loop randomly and also if particle</text:p>
      <text:p text:style-name="Preformatted_20_Text">reaches the bottom of the aquarium it gets hidd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Serif1" fo:font-size="10pt" style:font-name-asian="WenQuanYi Micro Hei1" style:font-size-asian="10pt" style:font-name-complex="Lohit Hind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2-11-10T21:34:47</dc:date>
    <meta:editing-duration>P0D</meta:editing-duration>
    <meta:editing-cycles>1</meta:editing-cycles>
    <meta:document-statistic meta:table-count="0" meta:image-count="0" meta:object-count="0" meta:page-count="1" meta:paragraph-count="16" meta:word-count="164" meta:character-count="976" meta:non-whitespace-character-count="824"/>
  </office:meta>
</office:document-meta>
</file>